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ort Cuts For Net Beans </text:p>
      <text:p text:style-name="P1"/>
      <text:p text:style-name="P2"><text:tab/>Control + Shift + I: <text:s/>Import Objects</text:p>
      <text:p text:style-name="P2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Logsdon</meta:initial-creator>
    <meta:creation-date>2018-01-30T13:40:04.57</meta:creation-date>
    <meta:document-statistic meta:table-count="0" meta:image-count="0" meta:object-count="0" meta:page-count="1" meta:paragraph-count="3" meta:word-count="12" meta:character-count="63"/>
    <dc:date>2018-01-30T13:41:19.48</dc:date>
    <dc:creator>Chris Logsdon</dc:creator>
    <meta:editing-duration>PT1M15S</meta:editing-duration>
    <meta:editing-cycles>1</meta:editing-cycles>
    <meta:generator>OpenOffice/4.1.4$Win32 OpenOffice.org_project/414m5$Build-9788</meta:generator>
  </office:meta>
</office:document-meta>
</file>